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e52b" officeooo:paragraph-rsid="0014e52b"/>
    </style:style>
    <style:style style:name="P2" style:family="paragraph" style:parent-style-name="Standard">
      <style:paragraph-properties fo:text-align="start" style:justify-single-word="false"/>
      <style:text-properties officeooo:rsid="0014e52b" officeooo:paragraph-rsid="0014e52b"/>
    </style:style>
    <style:style style:name="P3" style:family="paragraph" style:parent-style-name="Standard">
      <style:paragraph-properties fo:text-align="start" style:justify-single-word="false"/>
      <style:text-properties officeooo:rsid="00194b2d" officeooo:paragraph-rsid="00194b2d"/>
    </style:style>
    <style:style style:name="P4" style:family="paragraph" style:parent-style-name="Standard">
      <style:paragraph-properties fo:text-align="start" style:justify-single-word="false"/>
      <style:text-properties officeooo:rsid="001b2c1a" officeooo:paragraph-rsid="001b2c1a"/>
    </style:style>
    <style:style style:name="P5" style:family="paragraph" style:parent-style-name="Standard">
      <style:paragraph-properties fo:text-align="start" style:justify-single-word="false"/>
      <style:text-properties officeooo:rsid="001bdff5" officeooo:paragraph-rsid="001bdff5"/>
    </style:style>
    <style:style style:name="P6" style:family="paragraph" style:parent-style-name="Standard">
      <style:paragraph-properties fo:text-align="start" style:justify-single-word="false"/>
      <style:text-properties officeooo:rsid="001e49ae" officeooo:paragraph-rsid="001e49ae"/>
    </style:style>
    <style:style style:name="T1" style:family="text">
      <style:text-properties officeooo:rsid="00194b2d"/>
    </style:style>
    <style:style style:name="T2" style:family="text">
      <style:text-properties officeooo:rsid="001bdff5"/>
    </style:style>
    <style:style style:name="T3" style:family="text">
      <style:text-properties officeooo:rsid="001d28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ode d’emploi </text:span>Music’A<text:span text:style-name="T1">ll</text:span></text:p>
      <text:p text:style-name="P1"/>
      <text:p text:style-name="P1"/>
      <text:p text:style-name="P2"/>
      <text:p text:style-name="P2"/>
      <text:p text:style-name="P3">En arrivant sur la page d’accueil du site, vous pouvez :</text:p>
      <text:p text:style-name="P3">- avoir un accès rapide aux instruments, partitions et accessoires en survolant les sous-menus</text:p>
      <text:p text:style-name="P3">- vous identifier à un compte en cliquant sur « Compte » en haut à droite de la fenêtre</text:p>
      <text:p text:style-name="P3"/>
      <text:p text:style-name="P3">A tout moment durant la navigation sur le site, vous pouvez retourner à la page d’accueil en cliquant sur le logo Music’All ou sur « Accueil » en haut à droite, à côté de « Compte ». De plus, vous avez accès au panier du compte qui est actuellement connecté en cliquant sur l’icône panier en haut à droite ou sur le montant du panier juste à côté. Si personne n’est connecté, le panier apparaîtra vide et il sera impossible à remplir.</text:p>
      <text:p text:style-name="P3"/>
      <text:p text:style-name="P3">Pour accéder à l’interface de connexion, il existe deux solutions.</text:p>
      <text:p text:style-name="P3">Soit on clique sur compte comme précisé précédemment, soit on accède aux différents produits.</text:p>
      <text:p text:style-name="P3">Une fois que l’on a accédé aux produits, le bouton « Ajouter au panier » est remplacé par un bouton « Connectez Vous ! » qui, une fois cliqué, vous renverra sur la page d’authentification.</text:p>
      <text:p text:style-name="P3"/>
      <text:p text:style-name="P4">La page d’authentification est basique et indique le logo du site ainsi qu’un formulaire demandant un nom d’utilisateur et un mot de passe qui, combinés l’un à l’autre donnera accès, ou non, à la page d’accueil du site en étant connecté sur un certain compte.</text:p>
      <text:p text:style-name="P4">De plus, un logo « Home » vous permettra d’un clic de revenir sur la page d’accueil.</text:p>
      <text:p text:style-name="P4"/>
      <text:p text:style-name="P4">Pour accéder aux produits, il suffit, depuis la page d’accueil, de survoler avec la souris un des trois onglets représentant les trois catégories de produit : Instruments, Accessoires et Partitions.</text:p>
      <text:p text:style-name="P4">Une fois un onglet survolé, il laissera apparaître les sous catégories qui sont elles-même survolables ou cliquables en fonction de s’il reste d’autres catégories en dessous ou pas.</text:p>
      <text:p text:style-name="P4"/>
      <text:p text:style-name="P4">En cliquant sur la dernière catégorie, on <text:span text:style-name="T2">a accès à une page présentant différents produits avec à chaque fois une image représentant le produit, le nom du produit, des infos complémentaires au produit, le prix du produit, la référence du produit et le bouton « Ajouter au panier » ou « Connectez vous ! » en fonction de si on est connecté ou pas.</text:span></text:p>
      <text:p text:style-name="P4"/>
      <text:p text:style-name="P5">La page ‘panier’ <text:span text:style-name="T3">ressemble à la page d’accueil à la seule différence qu’en dessous des onglets, il y a une page avec le titre « Votre panier » souligné qui surplombe la liste des éléments que nous avons ajoutés. Si un élément n’est dans le panier qu’en un seul exemplaire, il n’y a qu’un bouton. En revanche un autre bouton apparaît dans le cas où le produit a été ajouté plusieurs fois dans le panier. En dessous de chaque produit il y a un bouton « Retirer l’article » qui retire tout silplement le produit du panier. Pour les produits ajoutés plusieurs fois il y a un bouton « Retirer un seul article » qui réduit de 1 le nombre de produit en question.</text:span></text:p>
      <text:p text:style-name="P6">De plus, l’affichage du prix actuel total se fait à côté de l’icône panier en haut à droite nous menant à cette page.</text:p>
      <text:p text:style-name="P6"/>
      <text:p text:style-name="P6">Dans notre base de donnée d’utilisateurs, on distingue 3 types d’utilisateurs.</text:p>
      <text:p text:style-name="P6">L’administrateur (root) qui a accès à tout le site et qui peut supprimer des produits de la base de donnée d’un simple clic. Il peut aussi ajouter des produits à son panier comme tout utilisateur connecté.</text:p>
      <text:p text:style-name="P6">L’utilisateur connecté qui peut ajouter des produits à son panier et se balader sur le site.</text:p>
      <text:p text:style-name="P6">L’internaute qui n’est pas connecté et ne peux que se balader sur le site et admirer les produits jusqu’à ce qu’il se décide à se connec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1:02:56.551998089</meta:creation-date>
    <dc:date>2018-11-09T15:40:10.380247677</dc:date>
    <meta:editing-duration>PT10M49S</meta:editing-duration>
    <meta:editing-cycles>6</meta:editing-cycles>
    <meta:generator>LibreOffice/6.1.3.1$Linux_X86_64 LibreOffice_project/10$Build-1</meta:generator>
    <meta:document-statistic meta:table-count="0" meta:image-count="0" meta:object-count="0" meta:page-count="1" meta:paragraph-count="19" meta:word-count="608" meta:character-count="3397" meta:non-whitespace-character-count="2808"/>
  </office:meta>
</office:document-meta>
</file>